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192cm" svg:height="3.291cm" draw:transform="rotate (0.0979129710368819) translate (4.4429501243927cm 4.7492474834315cm)" svg:viewBox="0 0 2193 3292" svg:d="M752 1c566 205 1453 646 1441 1791-12 1144-856 1861-2133 1312-255-164 380-844 501-733 484 435 1105 153 990-449-116-603-621-1029-1231-1225-136-87 321-729 432-696z">
          <text:p/>
        </draw:path>
        <draw:path draw:style-name="gr1" draw:text-style-name="P1" draw:layer="layout" svg:width="3.42cm" svg:height="5.347cm" draw:transform="skewX (0.000349065850398854) rotate (0.0980875039620813) translate (2.67945458503cm 3.0789414184964cm)" svg:viewBox="0 0 3421 5348" svg:d="M1994 0c605-10 1340 233 1422 967 81 735-768 1372-1291 1538-108 26-159-566-59-644 313-65 869-438 592-780-277-343-851-434-1254-281-403 154-421 553-412 1358 8 806-270 2562-269 2999-40 197-745 260-722 100 49-594 364-2555 403-3711s985-1535 1590-1546z">
          <text:p/>
        </draw:path>
        <draw:path draw:style-name="gr2" draw:text-style-name="P1" draw:layer="layout" svg:width="0.902cm" svg:height="0.661cm" draw:transform="skewX (0.001221730476396) rotate (-2.1556561591382) translate (5.4157906519277cm 7.17146249982801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rotate (-2.15757602131539) translate (4.0259911071037cm 8.14361510383241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5.4680326429421cm 4.838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30:36.551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